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urnsArgumentAt.inferWantedArgumentPosition( InvocationOnMock inv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turnsArgumentAt.ReturnsArgumentAt( int wantedArgumentPos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turnsArgumentAt.validateIndexWithinTheoreticalInvocationRange( InvocationOnMock invocation , int argumentPos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turnsArgumentAt.wantedArgIndexIsVarargAndSameTypeAsReturnType( InvocationOnMock invo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turnsArgumentAt.inferWantedRawArgumentPosition( InvocationOnMock inv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turnsArgumentAt.validateFor( InvocationOnMock invocationOn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turnsArgumentAt.answer( InvocationOnMock inv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turnsArgumentAt.validateIndexWithinInvocationRange( InvocationOnMock invocation , int argumentPos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turnsArgumentAt.inferArgumentType( Invocation invocation , int argumentInde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turnsArgumentAt.wantedArgumentPositionIsValidForTheoreticalInvocation( InvocationOnMock invocation , int argumentPos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turnsArgumentAt.validateArgumentTypeCompatibility( Invocation invocation , int argumentPos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